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2709f" style:font-size-asian="12pt" style:font-weight-asian="bold" style:font-name-complex="Times New Roman" style:font-size-complex="12pt" fo:padding="0in" fo:border="none"/>
    </style:style>
    <style:style style:name="P2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5df90" style:font-size-asian="12pt" style:font-weight-asian="bold" style:font-name-complex="Times New Roman" style:font-size-complex="12pt" fo:padding="0in" fo:border="none"/>
    </style:style>
    <style:style style:name="P3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fo:padding="0in" fo:border="none"/>
    </style:style>
    <style:style style:name="P4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officeooo:paragraph-rsid="0002709f" fo:padding="0in" fo:border="none"/>
    </style:style>
    <style:style style:name="P5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fo:padding="0in" fo:border="none"/>
    </style:style>
    <style:style style:name="P6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officeooo:paragraph-rsid="0002709f" fo:padding="0in" fo:border="none"/>
    </style:style>
    <style:style style:name="P7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fo:padding="0in" fo:border="none"/>
    </style:style>
    <style:style style:name="P8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officeooo:paragraph-rsid="0002709f" fo:padding="0in" fo:border="none"/>
    </style:style>
    <style:style style:name="P9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fo:padding="0in" fo:border="none"/>
    </style:style>
    <style:style style:name="P10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officeooo:paragraph-rsid="0002709f" fo:padding="0in" fo:border="none"/>
    </style:style>
    <style:style style:name="P11" style:family="paragraph" style:parent-style-name="Default">
      <style:paragraph-properties fo:line-height="150%"/>
      <style:text-properties officeooo:paragraph-rsid="0002709f"/>
    </style:style>
    <style:style style:name="P12" style:family="paragraph" style:parent-style-name="Default">
      <style:paragraph-properties fo:text-align="end" style:justify-single-word="false"/>
      <style:text-properties fo:background-color="#ffcc00"/>
    </style:style>
    <style:style style:name="P13" style:family="paragraph" style:parent-style-name="Default">
      <style:paragraph-properties fo:line-height="150%"/>
      <style:text-properties fo:font-weight="normal" officeooo:paragraph-rsid="0002709f" style:font-weight-asian="normal" style:font-weight-complex="normal"/>
    </style:style>
    <style:style style:name="P14" style:family="paragraph" style:parent-style-name="Default">
      <style:paragraph-properties fo:text-align="end" style:justify-single-word="false" fo:break-before="page"/>
      <style:text-properties officeooo:rsid="0002709f" officeooo:paragraph-rsid="0002709f" fo:background-color="#ffcc00"/>
    </style:style>
    <style:style style:name="P15" style:family="paragraph" style:parent-style-name="Default">
      <style:paragraph-properties fo:line-height="150%"/>
      <style:text-properties officeooo:paragraph-rsid="000b8724"/>
    </style:style>
    <style:style style:name="T1" style:family="text">
      <style:text-properties officeooo:rsid="0002709f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2709f" fo:background-color="#ffff00" loext:char-shading-value="0"/>
    </style:style>
    <style:style style:name="T4" style:family="text">
      <style:text-properties fo:font-weight="normal" fo:background-color="#ffff00" loext:char-shading-value="0" style:font-weight-asian="normal" style:font-weight-complex="normal"/>
    </style:style>
    <style:style style:name="T5" style:family="text">
      <style:text-properties fo:font-weight="normal" officeooo:rsid="000b8724" fo:background-color="#ffff00" loext:char-shading-value="0" style:font-weight-asian="normal" style:font-weight-complex="normal"/>
    </style:style>
    <style:style style:name="T6" style:family="text">
      <style:text-properties officeooo:rsid="0003eb5a"/>
    </style:style>
    <style:style style:name="T7" style:family="text">
      <style:text-properties officeooo:rsid="0005df90"/>
    </style:style>
    <style:style style:name="T8" style:family="text">
      <style:text-properties officeooo:rsid="000b8724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0b8724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b8724" style:font-weight-asian="bold" style:font-weight-complex="bold"/>
    </style:style>
    <style:style style:name="T13" style:family="text">
      <style:text-properties fo:font-weight="bold" fo:background-color="#ffff00" loext:char-shading-value="0" style:font-weight-asian="bold"/>
    </style:style>
    <style:style style:name="T14" style:family="text">
      <style:text-properties fo:font-weight="bold" officeooo:rsid="000b8724" fo:background-color="#ffff00" loext:char-shading-value="0" style:font-weight-asian="bold"/>
    </style:style>
    <style:style style:name="T15" style:family="text">
      <style:text-properties fo:font-weight="bold" fo:background-color="#ffff00" loext:char-shading-value="0" style:font-weight-asian="bold" style:font-weight-complex="bold"/>
    </style:style>
    <style:style style:name="T16" style:family="text">
      <style:text-properties fo:font-weight="bold" officeooo:rsid="000b8724" fo:background-color="#ffff00" loext:char-shading-value="0" style:font-weight-asian="bold" style:font-weight-complex="bold"/>
    </style:style>
    <style:style style:name="T17" style:family="text">
      <style:text-properties fo:font-weight="bold" fo:background-color="#ffff00" loext:char-shading-value="0" style:font-weight-asian="bold" style:font-weight-complex="normal"/>
    </style:style>
    <style:style style:name="T18" style:family="text">
      <style:text-properties fo:font-weight="bold" officeooo:rsid="000b8724" fo:background-color="#ffff00" loext:char-shading-value="0" style:font-weight-asian="bold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arianta 1a</text:p>
      <text:p text:style-name="P3">Pozměňovací návrhy</text:p>
      <text:p text:style-name="P1"><text:span text:style-name="T7">k návrhu zákona, </text:span>kterým se mění zákon č. 121/2000 Sb., o právu autorském, o právech souvisejících s právem autorským a o znění některých zákonů (autorský zákon), ve znění pozdějších předpisů</text:p>
      <text:p text:style-name="P7">(senátní tisk č. <text:span text:style-name="T1">125</text:span>)</text:p>
      <text:p text:style-name="P9">K čl. I</text:p>
      <text:p text:style-name="P5">1. <text:span text:style-name="T1">Bod 2</text:span> upravit takto:</text:p>
      <text:p text:style-name="P11">V § 100 se v odst. 5 <text:span text:style-name="T1">se lhůta „20 dnů“ mění na „2 dny“, lhůta „10 dnů“ se mění na „1 den“ a za větu druhou se vkládá věta, která zní:</text:span></text:p>
      <text:p text:style-name="P11"/>
      <text:p text:style-name="P15"><text:span text:style-name="T9">„Ustanovení věty první a druhé tohoto odstavce neplatí pro dodavatele živé hudební produkce a provozovatele živé hudební produkce, pokud tato živá hudební produkce bude provozovat pouze folklórní hudební díla ve smyslu § 3 písm. b) tohoto zákona, jejichž autor není znám</text:span><text:span text:style-name="T13">, </text:span><text:span text:style-name="T14">nebo pouze volná díla dle </text:span><text:bookmark text:name="par28"/><text:span text:style-name="T15">§ 28 </text:span><text:span text:style-name="T16">tohoto zákona</text:span><text:span text:style-name="T13">.</text:span><text:span text:style-name="T9">“ <text:s/></text:span></text:p>
      <text:p text:style-name="P14">Varianta 1b</text:p>
      <text:p text:style-name="P4">Pozměňovací návrhy</text:p>
      <text:p text:style-name="P2"><text:span text:style-name="T7">k návrhu zákona, </text:span>kterým se mění zákon č. 121/2000 Sb., o právu autorském, o právech souvisejících s právem autorským a o znění některých zákonů (autorský zákon), ve znění pozdějších předpisů</text:p>
      <text:p text:style-name="P8">(senátní tisk č. <text:span text:style-name="T1">125</text:span>)</text:p>
      <text:p text:style-name="P10">K čl. I</text:p>
      <text:p text:style-name="P6">1. <text:span text:style-name="T6">Bod 2 upravit takto</text:span>:</text:p>
      <text:p text:style-name="P11">V § 100 odst. 5 <text:span text:style-name="T1">nově zní:</text:span></text:p>
      <text:p text:style-name="P11"/>
      <text:p text:style-name="P15"><text:span text:style-name="Variable">(5)</text:span> Dodavatel živé veřejné hudební produkce je povinen předložit provozovateli živé veřejné produkce program produkce s uvedením jmen autorů a názvů děl, která mají být provozována, a to nejpozději <text:span text:style-name="T2">2</text:span> <text:span text:style-name="T2">dn</text:span><text:span text:style-name="T3">y</text:span> před konáním produkce. Provozovatel živé veřejné hudební produkce je povinen tento program produkce s uvedením jmen autorů a názvů děl, která mají být provozována, oznámit příslušnému kolektivnímu správci, a to nejpozději <text:span text:style-name="T2">1</text:span> <text:span text:style-name="T2">d</text:span><text:span text:style-name="T3">en</text:span> před konáním produkce, pokud není ve smlouvě mezi provozovatelem a kolektivním správcem dohodnuto jinak. <text:span text:style-name="T4">Ustanovení věty první a druhé tohoto odstavce neplatí pro dodavatele živé hudební produkce a provozovatele živé hudební produkce, pokud tato živá hudební produkce bude provozovat pouze folklórní hudební díla ve smyslu § 3 písm. b) tohoto zákona, jejichž autor není znám,</text:span><text:span text:style-name="T17"> </text:span><text:span text:style-name="T5">nebo pouze volná díla dle </text:span><text:bookmark text:name="par283"/><text:span text:style-name="T4">§ 28 </text:span><text:span text:style-name="T5">tohoto zákona</text:span><text:span text:style-name="T4">.</text:span></text:p>
      <text:p text:style-name="P14">Varianta 2</text:p>
      <text:p text:style-name="P4">Pozměňovací návrhy</text:p>
      <text:p text:style-name="P2"><text:span text:style-name="T7">k návrhu zákona, </text:span>kterým se mění zákon č. 121/2000 Sb., o právu autorském, o právech souvisejících s právem autorským a o znění některých zákonů (autorský zákon), ve znění pozdějších předpisů</text:p>
      <text:p text:style-name="P8">(senátní tisk č. <text:span text:style-name="T1">125</text:span>)</text:p>
      <text:p text:style-name="P10">K čl. I</text:p>
      <text:p text:style-name="P6">1. <text:span text:style-name="T1">Bod 2</text:span> upravit takto:</text:p>
      <text:p text:style-name="P13">V § 100 se odst. 5 <text:span text:style-name="T1">ruší. Následující odstavce se přečísluj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0:43:19.101238321</meta:creation-date>
    <dc:date>2015-10-15T12:54:03.144622599</dc:date>
    <meta:editing-duration>PT24M56S</meta:editing-duration>
    <meta:editing-cycles>8</meta:editing-cycles>
    <meta:generator>LibreOffice/4.4.5.2$Linux_x86 LibreOffice_project/40$Build-2</meta:generator>
    <meta:document-statistic meta:table-count="0" meta:image-count="0" meta:object-count="0" meta:page-count="3" meta:paragraph-count="23" meta:word-count="366" meta:character-count="2200" meta:non-whitespace-character-count="1855"/>
  </office:meta>
</office:document-meta>
</file>